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360000004A30263C5DB1AE7E4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er">
      <style:text-properties fo:font-style="italic" officeooo:rsid="006670ad" officeooo:paragraph-rsid="006670ad" style:font-style-asian="italic" style:font-style-complex="italic"/>
    </style:style>
    <style:style style:name="P2" style:family="paragraph" style:parent-style-name="Footer">
      <style:paragraph-properties fo:text-align="end" style:justify-single-word="false"/>
    </style:style>
    <style:style style:name="P3" style:family="paragraph" style:parent-style-name="Text_20_body">
      <style:paragraph-properties fo:padding="0.049cm" fo:border="0.06pt solid #d9d9e3"/>
    </style:style>
    <style:style style:name="P4" style:family="paragraph" style:parent-style-name="Header">
      <style:text-properties fo:font-style="italic" officeooo:rsid="0013b35d" officeooo:paragraph-rsid="001867df" style:font-style-asian="italic" style:font-style-complex="italic"/>
    </style:style>
    <style:style style:name="P5" style:family="paragraph" style:parent-style-name="Text_20_body">
      <style:paragraph-properties fo:padding="0.049cm" fo:border="0.06pt solid #d9d9e3"/>
    </style:style>
    <style:style style:name="T1" style:family="text">
      <style:text-properties officeooo:rsid="007b3e03"/>
    </style:style>
    <style:style style:name="T2" style:family="text">
      <style:text-properties loext:padding="0.049cm" loext:border="0.06pt solid #d9d9e3"/>
    </style:style>
    <style:style style:name="T3" style:family="text">
      <style:text-properties officeooo:rsid="0085681b"/>
    </style:style>
    <style:style style:name="T4" style:family="text">
      <style:text-properties officeooo:rsid="008e150d"/>
    </style:style>
    <style:style style:name="T5" style:family="text">
      <style:text-properties officeooo:rsid="00a21e31"/>
    </style:style>
    <style:style style:name="T6" style:family="text">
      <style:text-properties officeooo:rsid="00aa3872"/>
    </style:style>
    <style:style style:name="T7" style:family="text">
      <style:text-properties officeooo:rsid="00aee3f2"/>
    </style:style>
    <style:style style:name="T8" style:family="text">
      <style:text-properties officeooo:rsid="00b35f1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egunta 1: ¿Qué es el endurecimiento de redes (network hardening) en el contexto de la seguridad informática?</text:p>
      <text:p text:style-name="P3">Respuesta 1: El endurecimiento de redes (network hardening) es el proceso de fortalecer la seguridad de una red mediante la implementación de medidas y configuraciones para prevenir y mitigar posibles ataques.</text:p>
      <text:p text:style-name="P3"/>
      <text:p text:style-name="P3">Pregunta 2: ¿Cuál es el propósito de FreeRADIUS en el endurecimiento de redes?</text:p>
      <text:p text:style-name="P3">Respuesta 2: FreeRADIUS es un servidor de autenticación, autorización y contabilidad (AAA) de código abierto. En el endurecimiento de redes, se utiliza para implementar autenticación segura y servicios de gestión de acceso a la red.</text:p>
      <text:p text:style-name="P3"/>
      <text:p text:style-name="P3">Pregunta 3: ¿Qué es Kismet y cómo se utiliza en el endurecimiento de redes?</text:p>
      <text:p text:style-name="P3">Respuesta 3: Kismet es una herramienta de detección de intrusiones inalámbricas y monitoreo de redes. Se utiliza en el endurecimiento de redes para detectar y analizar posibles amenazas y vulnerabilidades en las redes inalámbricas.</text:p>
      <text:p text:style-name="P3"/>
      <text:p text:style-name="P3">Pregunta 4: ¿Cuáles son algunas de las medidas comunes utilizadas en el endurecimiento de redes?</text:p>
      <text:p text:style-name="P3">Respuesta 4: Algunas medidas comunes utilizadas en el endurecimiento de redes incluyen: configuración de firewalls, actualizaciones de software regulares, cifrado de datos, autenticación fuerte, segmentación de redes, control de acceso basado en roles y auditorías de seguridad periódicas.</text:p>
      <text:p text:style-name="P3"/>
      <text:p text:style-name="P3">Pregunta 5: ¿Cómo se puede implementar la segmentación de redes en el endurecimiento de redes?</text:p>
      <text:p text:style-name="P3">Respuesta 5: La segmentación de redes implica dividir una red en subredes más pequeñas para limitar la propagación de posibles ataques. Se puede implementar mediante el uso de firewalls, VLANs (Virtual LANs) y enrutadores.</text:p>
      <text:p text:style-name="P3"/>
      <text:p text:style-name="P3">Pregunta 6: ¿Cuál es el propósito de un firewall en el endurecimiento de redes?</text:p>
      <text:p text:style-name="P3">Respuesta 6: Un firewall es una barrera de seguridad que controla el tráfico de red entrante y saliente. Se utiliza en el endurecimiento de redes para filtrar y bloquear conexiones no autorizadas, y para establecer políticas de acceso basadas en reglas.</text:p>
      <text:p text:style-name="P3"/>
      <text:p text:style-name="P3">Pregunta 7: ¿Qué es la autenticación fuerte en el contexto del endurecimiento de redes?</text:p>
      <text:p text:style-name="P3"><text:soft-page-break/>Respuesta 7: La autenticación fuerte se refiere a métodos de autenticación más seguros que van más allá del simple nombre de usuario y contraseña. Puede incluir el uso de certificados digitales, tokens de seguridad o autenticación de dos factores (2FA) para verificar la identidad del usuario.</text:p>
      <text:p text:style-name="P3"/>
      <text:p text:style-name="P3">Pregunta 8: ¿Cuál es la importancia de las actualizaciones regulares de software en el endurecimiento de redes?</text:p>
      <text:p text:style-name="P3">Respuesta 8: Las actualizaciones regulares de software son importantes en el endurecimiento de redes porque parchean las vulnerabilidades conocidas y corrigen errores de seguridad en los sistemas y aplicaciones, reduciendo así la superficie de ataque.</text:p>
      <text:p text:style-name="P3"/>
      <text:p text:style-name="P3">Pregunta 9: ¿Qué es un protocolo de enrutamiento seguro y por qué es relevante en el endurecimiento de redes?</text:p>
      <text:p text:style-name="P3">Respuesta 9: Un protocolo de enrutamiento seguro es un protocolo diseñado para proporcionar enrutamiento confiable y seguro en una red. Es relevante en el endurecimiento de redes para prevenir ataques de envenenamiento de tablas de enrutamiento y asegurar la integridad del tráfico de red.</text:p>
      <text:p text:style-name="P3"/>
      <text:p text:style-name="P3">Pregunta 10: ¿Cómo se puede utilizar una VPN (Red Privada Virtual) en el endurecimiento de redes?</text:p>
      <text:p text:style-name="P3">Respuesta 10: Una VPN permite establecer una conexión segura y encriptada entre dispositivos a través de una red pública. Se utiliza en el endurecimiento de redes para proteger la privacidad y confidencialidad de las comunicaciones, especialmente en redes no confiables o conexiones remotas.</text:p>
      <text:p text:style-name="P3"/>
      <text:p text:style-name="P3">Pregunta 11: ¿Cuál es la importancia de la monitorización de logs en el endurecimiento de redes?</text:p>
      <text:p text:style-name="P3">Respuesta 11: La monitorización de logs es importante en el endurecimiento de redes porque permite detectar y analizar actividades sospechosas o anormales en la red. Los logs pueden proporcionar información valiosa para investigar incidentes de seguridad y tomar medidas correctivas.</text:p>
      <text:p text:style-name="P3"/>
      <text:p text:style-name="P3">Pregunta 12: ¿Qué es un Sistema de Detección de Intrusiones (IDS) y cómo se utiliza en el endurecimiento de redes?</text:p>
      <text:p text:style-name="P3">Respuesta 12: Un Sistema de Detección de Intrusiones (IDS) es una herramienta o dispositivo que monitorea el tráfico de red en busca de actividades maliciosas o anómalas. Se utiliza en el <text:soft-page-break/>endurecimiento de redes para detectar posibles intrusiones o ataques y generar alertas para tomar medidas de seguridad.</text:p>
      <text:p text:style-name="P3"/>
      <text:p text:style-name="P3">Pregunta 13: ¿Cuál es la diferencia entre un IDS y un Sistema de Prevención de Intrusiones (IPS)?</text:p>
      <text:p text:style-name="P3">Respuesta 13: Un IDS detecta intrusiones y genera alertas, mientras que un IPS no solo detecta, sino que también toma medidas activas para prevenir y bloquear las intrusiones. Un IPS puede tomar acciones como bloquear direcciones IP, cerrar puertos o modificar las reglas de firewall en tiempo real.</text:p>
      <text:p text:style-name="P3"/>
      <text:p text:style-name="P3">Pregunta 14: ¿Qué es el filtrado de paquetes y cómo se utiliza en el endurecimiento de redes?</text:p>
      <text:p text:style-name="P3">Respuesta 14: El filtrado de paquetes es una técnica que consiste en inspeccionar los paquetes de datos entrantes y salientes en una red y permitir o bloquear su paso según ciertas reglas de filtrado. Se utiliza en el endurecimiento de redes para controlar y restringir el tráfico de red no deseado o malicioso.</text:p>
      <text:p text:style-name="P3"/>
      <text:p text:style-name="P3">Pregunta 15: ¿Cuál es la importancia de la educación y concienciación de los usuarios en el endurecimiento de redes?</text:p>
      <text:p text:style-name="P3">Respuesta 15: La educación y concienciación de los usuarios son fundamentales en el endurecimiento de redes, ya que los usuarios son la primera línea de defensa contra las amenazas. Al estar informados sobre las buenas prácticas de seguridad, como el uso de contraseñas seguras y la identificación de correos electrónicos de phishing, pueden evitar caer en trampas y reducir los riesgos de seguridad.</text:p>
      <text:p text:style-name="P3"/>
      <text:p text:style-name="P3">Pregunta 16: ¿Cuál es la relación entre el endurecimiento de redes y la administración de parches de seguridad?</text:p>
      <text:p text:style-name="P3">Respuesta 16: El endurecimiento de redes y la administración de parches de seguridad están estrechamente relacionados. La administración de parches de seguridad implica aplicar regularmente las actualizaciones y correcciones de seguridad proporcionadas por los fabricantes de sistemas y software. Al mantener los sistemas actualizados, se fortalece la seguridad de la red y se reducen las vulnerabilidades explotables.</text:p>
      <text:p text:style-name="P3"/>
      <text:p text:style-name="P3">Pregunta 17: ¿Por qué es importante realizar auditorías de seguridad periódicas en el endurecimiento de redes?</text:p>
      <text:p text:style-name="P3"><text:soft-page-break/>Respuesta 17: Las auditorías de seguridad periódicas permiten evaluar y verificar la efectividad de las medidas de endurecimiento implementadas en una red. Identifican posibles brechas de seguridad, vulnerabilidades y áreas de mejora, lo que permite tomar acciones correctivas y mantener un nivel óptimo de seguridad.</text:p>
      <text:p text:style-name="P3"/>
      <text:p text:style-name="P3">Pregunta 18: ¿Cuáles son algunos desafíos comunes en el endurecimiento de redes?</text:p>
      <text:p text:style-name="P3">Respuesta 18: Algunos desafíos comunes en el endurecimiento de redes incluyen la detección de nuevas amenazas y vulnerabilidades, mantener el equilibrio entre seguridad y usabilidad, gestionar la complejidad de las configuraciones de seguridad y garantizar el cumplimiento de las políticas y regulaciones de seguridad.</text:p>
      <text:p text:style-name="P3"/>
      <text:p text:style-name="P3">Pregunta 19: ¿Cuál es el papel de la monitorización de tráfico en el endurecimiento de redes?</text:p>
      <text:p text:style-name="P3">Respuesta 19: La monitorización de tráfico permite analizar y registrar el tráfico de red en tiempo real. Se utiliza en el endurecimiento de redes para identificar patrones de tráfico anormales, identificar posibles ataques en curso y realizar análisis forenses en caso de incidentes de seguridad.</text:p>
      <text:p text:style-name="P3"/>
      <text:p text:style-name="P3">Pregunta 20: ¿Qué pasos se deben seguir al implementar medidas de endurecimiento de redes?</text:p>
      <text:p text:style-name="P3">Respuesta 20: Al implementar medidas de endurecimiento de redes, se deben seguir los siguientes pasos: evaluar los riesgos y las necesidades de seguridad, definir políticas y procedimientos de seguridad, seleccionar y configurar las herramientas adecuadas, educar a los usuarios, implementar las medidas de seguridad y realizar un seguimiento continuo y evaluaciones periódica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6670ad" officeooo:paragraph-rsid="006670ad" style:font-style-asian="italic" style:font-style-complex="italic"/>
    </style:style>
    <style:style style:name="MP2" style:family="paragraph" style:parent-style-name="Header">
      <style:text-properties fo:font-style="italic" officeooo:rsid="0013b35d" officeooo:paragraph-rsid="001867df" style:font-style-asian="italic" style:font-style-complex="italic"/>
    </style:style>
    <style:style style:name="MP3" style:family="paragraph" style:parent-style-name="Footer">
      <style:paragraph-properties fo:text-align="end" style:justify-single-word="false"/>
    </style:style>
    <style:style style:name="MT1" style:family="text">
      <style:text-properties officeooo:rsid="00b35f1e"/>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char" svg:x="11.88cm" svg:y="-0.66cm" svg:width="5.054cm" svg:height="1.207cm" draw:z-index="3"><draw:image xlink:href="Pictures/10000001000001360000004A30263C5DB1AE7E44.png" xlink:type="simple" xlink:show="embed" xlink:actuate="onLoad" draw:mime-type="image/png"/></draw:frame><text:span text:style-name="MT1">Seguridad de red</text:span> </text:p>
        <text:p text:style-name="MP2">Network Hardening <text:s text:c="6"/></text:p>
      </style:header>
      <style:footer>
        <text:p text:style-name="MP3"><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0:04:41.848317391</meta:creation-date>
    <dc:date>2023-09-06T18:05:07.594611732</dc:date>
    <meta:editing-duration>PT10H53M16S</meta:editing-duration>
    <meta:editing-cycles>157</meta:editing-cycles>
    <meta:generator>LibreOffice/7.4.1.2$Linux_X86_64 LibreOffice_project/3c58a8f3a960df8bc8fd77b461821e42c061c5f0</meta:generator>
    <meta:document-statistic meta:table-count="0" meta:image-count="1" meta:object-count="0" meta:page-count="4" meta:paragraph-count="43" meta:word-count="1201" meta:character-count="7866" meta:non-whitespace-character-count="6700"/>
  </office:meta>
</office:document-meta>
</file>